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^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3]^3" office:value-type="float" office:value="1.331" calcext:value-type="float">
            <text:p>1.33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4]^3"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5]^3" office:value-type="float" office:value="2.197" calcext:value-type="float">
            <text:p>2.19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6]^3" office:value-type="float" office:value="2.744" calcext:value-type="float">
            <text:p>2.74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7]^3"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A8]^3" office:value-type="float" office:value="4.096" calcext:value-type="float">
            <text:p>4.09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9]^3" office:value-type="float" office:value="4.91300000000001" calcext:value-type="float">
            <text:p>4.91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10]^3" office:value-type="float" office:value="5.83200000000001" calcext:value-type="float">
            <text:p>5.83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11]^3" office:value-type="float" office:value="6.85900000000001" calcext:value-type="float">
            <text:p>6.8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^3" office:value-type="float" office:value="8.00000000000001" calcext:value-type="float">
            <text:p>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13]^3" office:value-type="float" office:value="9.26100000000002" calcext:value-type="float">
            <text:p>9.26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14]^3" office:value-type="float" office:value="10.648" calcext:value-type="float">
            <text:p>10.64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15]^3" office:value-type="float" office:value="12.167" calcext:value-type="float">
            <text:p>12.1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16]^3" office:value-type="float" office:value="13.824" calcext:value-type="float">
            <text:p>13.82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17]^3"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A18]^3" office:value-type="float" office:value="17.576" calcext:value-type="float">
            <text:p>17.57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19]^3" office:value-type="float" office:value="19.683" calcext:value-type="float">
            <text:p>19.68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A20]^3" office:value-type="float" office:value="21.952" calcext:value-type="float">
            <text:p>21.95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A21]^3" office:value-type="float" office:value="24.3890000000001" calcext:value-type="float">
            <text:p>24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2]^3" office:value-type="float" office:value="27.0000000000001" calcext:value-type="float">
            <text:p>2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A23]^3" office:value-type="float" office:value="29.7910000000001" calcext:value-type="float">
            <text:p>29.79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A24]^3" office:value-type="float" office:value="32.7680000000001" calcext:value-type="float">
            <text:p>32.76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A25]^3" office:value-type="float" office:value="35.9370000000001" calcext:value-type="float">
            <text:p>35.93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A26]^3" office:value-type="float" office:value="39.3040000000001" calcext:value-type="float">
            <text:p>39.3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27]^3" office:value-type="float" office:value="42.8750000000001" calcext:value-type="float">
            <text:p>42.8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A28]^3" office:value-type="float" office:value="46.6560000000001" calcext:value-type="float">
            <text:p>46.65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A29]^3" office:value-type="float" office:value="50.6530000000001" calcext:value-type="float">
            <text:p>50.65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A30]^3" office:value-type="float" office:value="54.8720000000001" calcext:value-type="float">
            <text:p>54.87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A31]^3" office:value-type="float" office:value="59.3190000000001" calcext:value-type="float">
            <text:p>59.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2]^3" office:value-type="float" office:value="64.0000000000002" calcext:value-type="float">
            <text:p>6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A33]^3" office:value-type="float" office:value="68.9210000000002" calcext:value-type="float">
            <text:p>68.92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A34]^3" office:value-type="float" office:value="74.0880000000002" calcext:value-type="float">
            <text:p>74.0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A35]^3" office:value-type="float" office:value="79.5070000000002" calcext:value-type="float">
            <text:p>79.50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A36]^3" office:value-type="float" office:value="85.1840000000002" calcext:value-type="float">
            <text:p>85.18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37]^3" office:value-type="float" office:value="91.1250000000002" calcext:value-type="float">
            <text:p>91.12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A38]^3" office:value-type="float" office:value="97.3360000000002" calcext:value-type="float">
            <text:p>97.33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A39]^3" office:value-type="float" office:value="103.823" calcext:value-type="float">
            <text:p>103.82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A40]^3" office:value-type="float" office:value="110.592" calcext:value-type="float">
            <text:p>110.59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A41]^3" office:value-type="float" office:value="117.649" calcext:value-type="float">
            <text:p>117.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2]^3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A43]^3" office:value-type="float" office:value="132.651" calcext:value-type="float">
            <text:p>132.65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A44]^3" office:value-type="float" office:value="140.608" calcext:value-type="float">
            <text:p>140.60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A45]^3" office:value-type="float" office:value="148.877" calcext:value-type="float">
            <text:p>148.877</text:p>
          </table:table-cell>
        </table:table-row>
        <table:table-row table:style-name="ro1">
          <table:table-cell office:value-type="float" office:value="5.40000000000001" calcext:value-type="float">
            <text:p>5.4</text:p>
          </table:table-cell>
          <table:table-cell table:formula="of:=[.A46]^3" office:value-type="float" office:value="157.464" calcext:value-type="float">
            <text:p>157.46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47]^3" office:value-type="float" office:value="166.375" calcext:value-type="float">
            <text:p>166.375</text:p>
          </table:table-cell>
        </table:table-row>
        <table:table-row table:style-name="ro1">
          <table:table-cell office:value-type="float" office:value="5.60000000000001" calcext:value-type="float">
            <text:p>5.6</text:p>
          </table:table-cell>
          <table:table-cell table:formula="of:=[.A48]^3" office:value-type="float" office:value="175.616" calcext:value-type="float">
            <text:p>175.61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A49]^3" office:value-type="float" office:value="185.193" calcext:value-type="float">
            <text:p>185.193</text:p>
          </table:table-cell>
        </table:table-row>
        <table:table-row table:style-name="ro1">
          <table:table-cell office:value-type="float" office:value="5.80000000000001" calcext:value-type="float">
            <text:p>5.8</text:p>
          </table:table-cell>
          <table:table-cell table:formula="of:=[.A50]^3" office:value-type="float" office:value="195.112000000001" calcext:value-type="float">
            <text:p>195.112</text:p>
          </table:table-cell>
        </table:table-row>
        <table:table-row table:style-name="ro1">
          <table:table-cell office:value-type="float" office:value="5.90000000000001" calcext:value-type="float">
            <text:p>5.9</text:p>
          </table:table-cell>
          <table:table-cell table:formula="of:=[.A51]^3" office:value-type="float" office:value="205.379" calcext:value-type="float">
            <text:p>205.379</text:p>
          </table:table-cell>
        </table:table-row>
        <table:table-row table:style-name="ro1">
          <table:table-cell office:value-type="float" office:value="6.00000000000001" calcext:value-type="float">
            <text:p>6</text:p>
          </table:table-cell>
          <table:table-cell table:formula="of:=[.A52]^3" office:value-type="float" office:value="216.000000000001" calcext:value-type="float">
            <text:p>216</text:p>
          </table:table-cell>
        </table:table-row>
        <table:table-row table:style-name="ro1">
          <table:table-cell office:value-type="float" office:value="6.10000000000001" calcext:value-type="float">
            <text:p>6.1</text:p>
          </table:table-cell>
          <table:table-cell table:formula="of:=[.A53]^3" office:value-type="float" office:value="226.981000000001" calcext:value-type="float">
            <text:p>226.981</text:p>
          </table:table-cell>
        </table:table-row>
        <table:table-row table:style-name="ro1">
          <table:table-cell office:value-type="float" office:value="6.20000000000001" calcext:value-type="float">
            <text:p>6.2</text:p>
          </table:table-cell>
          <table:table-cell table:formula="of:=[.A54]^3" office:value-type="float" office:value="238.328000000001" calcext:value-type="float">
            <text:p>238.328</text:p>
          </table:table-cell>
        </table:table-row>
        <table:table-row table:style-name="ro1">
          <table:table-cell office:value-type="float" office:value="6.30000000000001" calcext:value-type="float">
            <text:p>6.3</text:p>
          </table:table-cell>
          <table:table-cell table:formula="of:=[.A55]^3" office:value-type="float" office:value="250.047000000001" calcext:value-type="float">
            <text:p>250.047</text:p>
          </table:table-cell>
        </table:table-row>
        <table:table-row table:style-name="ro1">
          <table:table-cell office:value-type="float" office:value="6.40000000000001" calcext:value-type="float">
            <text:p>6.4</text:p>
          </table:table-cell>
          <table:table-cell table:formula="of:=[.A56]^3" office:value-type="float" office:value="262.144000000001" calcext:value-type="float">
            <text:p>262.144</text:p>
          </table:table-cell>
        </table:table-row>
        <table:table-row table:style-name="ro1">
          <table:table-cell office:value-type="float" office:value="6.50000000000001" calcext:value-type="float">
            <text:p>6.5</text:p>
          </table:table-cell>
          <table:table-cell table:formula="of:=[.A57]^3" office:value-type="float" office:value="274.625000000001" calcext:value-type="float">
            <text:p>274.625</text:p>
          </table:table-cell>
        </table:table-row>
        <table:table-row table:style-name="ro1">
          <table:table-cell office:value-type="float" office:value="6.60000000000001" calcext:value-type="float">
            <text:p>6.6</text:p>
          </table:table-cell>
          <table:table-cell table:formula="of:=[.A58]^3" office:value-type="float" office:value="287.496000000001" calcext:value-type="float">
            <text:p>287.496</text:p>
          </table:table-cell>
        </table:table-row>
        <table:table-row table:style-name="ro1">
          <table:table-cell office:value-type="float" office:value="6.70000000000001" calcext:value-type="float">
            <text:p>6.7</text:p>
          </table:table-cell>
          <table:table-cell table:formula="of:=[.A59]^3" office:value-type="float" office:value="300.763000000001" calcext:value-type="float">
            <text:p>300.763</text:p>
          </table:table-cell>
        </table:table-row>
        <table:table-row table:style-name="ro1">
          <table:table-cell office:value-type="float" office:value="6.80000000000001" calcext:value-type="float">
            <text:p>6.8</text:p>
          </table:table-cell>
          <table:table-cell table:formula="of:=[.A60]^3" office:value-type="float" office:value="314.432000000001" calcext:value-type="float">
            <text:p>314.432</text:p>
          </table:table-cell>
        </table:table-row>
        <table:table-row table:style-name="ro1">
          <table:table-cell office:value-type="float" office:value="6.90000000000001" calcext:value-type="float">
            <text:p>6.9</text:p>
          </table:table-cell>
          <table:table-cell table:formula="of:=[.A61]^3" office:value-type="float" office:value="328.509000000001" calcext:value-type="float">
            <text:p>328.509</text:p>
          </table:table-cell>
        </table:table-row>
        <table:table-row table:style-name="ro1">
          <table:table-cell office:value-type="float" office:value="7.00000000000001" calcext:value-type="float">
            <text:p>7</text:p>
          </table:table-cell>
          <table:table-cell table:formula="of:=[.A62]^3" office:value-type="float" office:value="343.000000000001" calcext:value-type="float">
            <text:p>343</text:p>
          </table:table-cell>
        </table:table-row>
        <table:table-row table:style-name="ro1">
          <table:table-cell office:value-type="float" office:value="7.10000000000001" calcext:value-type="float">
            <text:p>7.1</text:p>
          </table:table-cell>
          <table:table-cell table:formula="of:=[.A63]^3" office:value-type="float" office:value="357.911000000001" calcext:value-type="float">
            <text:p>357.911</text:p>
          </table:table-cell>
        </table:table-row>
        <table:table-row table:style-name="ro1">
          <table:table-cell office:value-type="float" office:value="7.20000000000001" calcext:value-type="float">
            <text:p>7.2</text:p>
          </table:table-cell>
          <table:table-cell table:formula="of:=[.A64]^3" office:value-type="float" office:value="373.248000000001" calcext:value-type="float">
            <text:p>373.248</text:p>
          </table:table-cell>
        </table:table-row>
        <table:table-row table:style-name="ro1">
          <table:table-cell office:value-type="float" office:value="7.30000000000001" calcext:value-type="float">
            <text:p>7.3</text:p>
          </table:table-cell>
          <table:table-cell table:formula="of:=[.A65]^3" office:value-type="float" office:value="389.017000000001" calcext:value-type="float">
            <text:p>389.017</text:p>
          </table:table-cell>
        </table:table-row>
        <table:table-row table:style-name="ro1">
          <table:table-cell office:value-type="float" office:value="7.40000000000001" calcext:value-type="float">
            <text:p>7.4</text:p>
          </table:table-cell>
          <table:table-cell table:formula="of:=[.A66]^3" office:value-type="float" office:value="405.224000000001" calcext:value-type="float">
            <text:p>405.224</text:p>
          </table:table-cell>
        </table:table-row>
        <table:table-row table:style-name="ro1">
          <table:table-cell office:value-type="float" office:value="7.50000000000001" calcext:value-type="float">
            <text:p>7.5</text:p>
          </table:table-cell>
          <table:table-cell table:formula="of:=[.A67]^3" office:value-type="float" office:value="421.875000000001" calcext:value-type="float">
            <text:p>421.875</text:p>
          </table:table-cell>
        </table:table-row>
        <table:table-row table:style-name="ro1">
          <table:table-cell office:value-type="float" office:value="7.60000000000001" calcext:value-type="float">
            <text:p>7.6</text:p>
          </table:table-cell>
          <table:table-cell table:formula="of:=[.A68]^3" office:value-type="float" office:value="438.976000000001" calcext:value-type="float">
            <text:p>438.976</text:p>
          </table:table-cell>
        </table:table-row>
        <table:table-row table:style-name="ro1">
          <table:table-cell office:value-type="float" office:value="7.70000000000001" calcext:value-type="float">
            <text:p>7.7</text:p>
          </table:table-cell>
          <table:table-cell table:formula="of:=[.A69]^3" office:value-type="float" office:value="456.533000000001" calcext:value-type="float">
            <text:p>456.533</text:p>
          </table:table-cell>
        </table:table-row>
        <table:table-row table:style-name="ro1">
          <table:table-cell office:value-type="float" office:value="7.80000000000001" calcext:value-type="float">
            <text:p>7.8</text:p>
          </table:table-cell>
          <table:table-cell table:formula="of:=[.A70]^3" office:value-type="float" office:value="474.552000000001" calcext:value-type="float">
            <text:p>474.552</text:p>
          </table:table-cell>
        </table:table-row>
        <table:table-row table:style-name="ro1">
          <table:table-cell office:value-type="float" office:value="7.90000000000001" calcext:value-type="float">
            <text:p>7.9</text:p>
          </table:table-cell>
          <table:table-cell table:formula="of:=[.A71]^3" office:value-type="float" office:value="493.039000000001" calcext:value-type="float">
            <text:p>493.039</text:p>
          </table:table-cell>
        </table:table-row>
        <table:table-row table:style-name="ro1">
          <table:table-cell office:value-type="float" office:value="8.00000000000001" calcext:value-type="float">
            <text:p>8</text:p>
          </table:table-cell>
          <table:table-cell table:formula="of:=[.A72]^3" office:value-type="float" office:value="512.000000000001" calcext:value-type="float">
            <text:p>512</text:p>
          </table:table-cell>
        </table:table-row>
        <table:table-row table:style-name="ro1">
          <table:table-cell office:value-type="float" office:value="8.10000000000001" calcext:value-type="float">
            <text:p>8.1</text:p>
          </table:table-cell>
          <table:table-cell table:formula="of:=[.A73]^3" office:value-type="float" office:value="531.441000000002" calcext:value-type="float">
            <text:p>531.441</text:p>
          </table:table-cell>
        </table:table-row>
        <table:table-row table:style-name="ro1">
          <table:table-cell office:value-type="float" office:value="8.20000000000001" calcext:value-type="float">
            <text:p>8.2</text:p>
          </table:table-cell>
          <table:table-cell table:formula="of:=[.A74]^3" office:value-type="float" office:value="551.368000000001" calcext:value-type="float">
            <text:p>551.368</text:p>
          </table:table-cell>
        </table:table-row>
        <table:table-row table:style-name="ro1">
          <table:table-cell office:value-type="float" office:value="8.30000000000001" calcext:value-type="float">
            <text:p>8.3</text:p>
          </table:table-cell>
          <table:table-cell table:formula="of:=[.A75]^3" office:value-type="float" office:value="571.787000000002" calcext:value-type="float">
            <text:p>571.787</text:p>
          </table:table-cell>
        </table:table-row>
        <table:table-row table:style-name="ro1">
          <table:table-cell office:value-type="float" office:value="8.40000000000001" calcext:value-type="float">
            <text:p>8.4</text:p>
          </table:table-cell>
          <table:table-cell table:formula="of:=[.A76]^3" office:value-type="float" office:value="592.704000000002" calcext:value-type="float">
            <text:p>592.704</text:p>
          </table:table-cell>
        </table:table-row>
        <table:table-row table:style-name="ro1">
          <table:table-cell office:value-type="float" office:value="8.50000000000001" calcext:value-type="float">
            <text:p>8.5</text:p>
          </table:table-cell>
          <table:table-cell table:formula="of:=[.A77]^3" office:value-type="float" office:value="614.125000000002" calcext:value-type="float">
            <text:p>614.125</text:p>
          </table:table-cell>
        </table:table-row>
        <table:table-row table:style-name="ro1">
          <table:table-cell office:value-type="float" office:value="8.60000000000001" calcext:value-type="float">
            <text:p>8.6</text:p>
          </table:table-cell>
          <table:table-cell table:formula="of:=[.A78]^3" office:value-type="float" office:value="636.056000000002" calcext:value-type="float">
            <text:p>636.056</text:p>
          </table:table-cell>
        </table:table-row>
        <table:table-row table:style-name="ro1">
          <table:table-cell office:value-type="float" office:value="8.70000000000001" calcext:value-type="float">
            <text:p>8.7</text:p>
          </table:table-cell>
          <table:table-cell table:formula="of:=[.A79]^3" office:value-type="float" office:value="658.503000000002" calcext:value-type="float">
            <text:p>658.503</text:p>
          </table:table-cell>
        </table:table-row>
        <table:table-row table:style-name="ro1">
          <table:table-cell office:value-type="float" office:value="8.80000000000001" calcext:value-type="float">
            <text:p>8.8</text:p>
          </table:table-cell>
          <table:table-cell table:formula="of:=[.A80]^3" office:value-type="float" office:value="681.472000000002" calcext:value-type="float">
            <text:p>681.472</text:p>
          </table:table-cell>
        </table:table-row>
        <table:table-row table:style-name="ro1">
          <table:table-cell office:value-type="float" office:value="8.90000000000001" calcext:value-type="float">
            <text:p>8.9</text:p>
          </table:table-cell>
          <table:table-cell table:formula="of:=[.A81]^3" office:value-type="float" office:value="704.969000000002" calcext:value-type="float">
            <text:p>704.969</text:p>
          </table:table-cell>
        </table:table-row>
        <table:table-row table:style-name="ro1">
          <table:table-cell office:value-type="float" office:value="9.00000000000001" calcext:value-type="float">
            <text:p>9</text:p>
          </table:table-cell>
          <table:table-cell table:formula="of:=[.A82]^3" office:value-type="float" office:value="729.000000000002" calcext:value-type="float">
            <text:p>729</text:p>
          </table:table-cell>
        </table:table-row>
        <table:table-row table:style-name="ro1">
          <table:table-cell office:value-type="float" office:value="9.10000000000001" calcext:value-type="float">
            <text:p>9.1</text:p>
          </table:table-cell>
          <table:table-cell table:formula="of:=[.A83]^3" office:value-type="float" office:value="753.571000000002" calcext:value-type="float">
            <text:p>753.571</text:p>
          </table:table-cell>
        </table:table-row>
        <table:table-row table:style-name="ro1">
          <table:table-cell office:value-type="float" office:value="9.20000000000001" calcext:value-type="float">
            <text:p>9.2</text:p>
          </table:table-cell>
          <table:table-cell table:formula="of:=[.A84]^3" office:value-type="float" office:value="778.688000000002" calcext:value-type="float">
            <text:p>778.688</text:p>
          </table:table-cell>
        </table:table-row>
        <table:table-row table:style-name="ro1">
          <table:table-cell office:value-type="float" office:value="9.30000000000001" calcext:value-type="float">
            <text:p>9.3</text:p>
          </table:table-cell>
          <table:table-cell table:formula="of:=[.A85]^3" office:value-type="float" office:value="804.357000000002" calcext:value-type="float">
            <text:p>804.357</text:p>
          </table:table-cell>
        </table:table-row>
        <table:table-row table:style-name="ro1">
          <table:table-cell office:value-type="float" office:value="9.40000000000001" calcext:value-type="float">
            <text:p>9.4</text:p>
          </table:table-cell>
          <table:table-cell table:formula="of:=[.A86]^3" office:value-type="float" office:value="830.584000000003" calcext:value-type="float">
            <text:p>830.584</text:p>
          </table:table-cell>
        </table:table-row>
        <table:table-row table:style-name="ro1">
          <table:table-cell office:value-type="float" office:value="9.50000000000001" calcext:value-type="float">
            <text:p>9.5</text:p>
          </table:table-cell>
          <table:table-cell table:formula="of:=[.A87]^3" office:value-type="float" office:value="857.375000000002" calcext:value-type="float">
            <text:p>857.375</text:p>
          </table:table-cell>
        </table:table-row>
        <table:table-row table:style-name="ro1">
          <table:table-cell office:value-type="float" office:value="9.60000000000001" calcext:value-type="float">
            <text:p>9.6</text:p>
          </table:table-cell>
          <table:table-cell table:formula="of:=[.A88]^3" office:value-type="float" office:value="884.736000000002" calcext:value-type="float">
            <text:p>884.736</text:p>
          </table:table-cell>
        </table:table-row>
        <table:table-row table:style-name="ro1">
          <table:table-cell office:value-type="float" office:value="9.70000000000001" calcext:value-type="float">
            <text:p>9.7</text:p>
          </table:table-cell>
          <table:table-cell table:formula="of:=[.A89]^3" office:value-type="float" office:value="912.673000000002" calcext:value-type="float">
            <text:p>912.673</text:p>
          </table:table-cell>
        </table:table-row>
        <table:table-row table:style-name="ro1">
          <table:table-cell office:value-type="float" office:value="9.80000000000001" calcext:value-type="float">
            <text:p>9.8</text:p>
          </table:table-cell>
          <table:table-cell table:formula="of:=[.A90]^3" office:value-type="float" office:value="941.192000000003" calcext:value-type="float">
            <text:p>941.192</text:p>
          </table:table-cell>
        </table:table-row>
        <table:table-row table:style-name="ro1">
          <table:table-cell office:value-type="float" office:value="9.90000000000001" calcext:value-type="float">
            <text:p>9.9</text:p>
          </table:table-cell>
          <table:table-cell table:formula="of:=[.A91]^3" office:value-type="float" office:value="970.299000000003" calcext:value-type="float">
            <text:p>970.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2]^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[.A93]^3" office:value-type="float" office:value="1030.301" calcext:value-type="float">
            <text:p>1030.30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[.A94]^3" office:value-type="float" office:value="1061.208" calcext:value-type="float">
            <text:p>1061.20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[.A95]^3" office:value-type="float" office:value="1092.727" calcext:value-type="float">
            <text:p>1092.72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[.A96]^3" office:value-type="float" office:value="1124.864" calcext:value-type="float">
            <text:p>1124.86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A97]^3" office:value-type="float" office:value="1157.625" calcext:value-type="float">
            <text:p>1157.62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[.A98]^3" office:value-type="float" office:value="1191.016" calcext:value-type="float">
            <text:p>1191.01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[.A99]^3" office:value-type="float" office:value="1225.043" calcext:value-type="float">
            <text:p>1225.04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[.A100]^3" office:value-type="float" office:value="1259.712" calcext:value-type="float">
            <text:p>1259.71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[.A101]^3" office:value-type="float" office:value="1295.029" calcext:value-type="float">
            <text:p>1295.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3:58:06.344450354</meta:creation-date>
    <dc:date>2018-01-21T14:00:37.449696726</dc:date>
    <meta:editing-duration>PT2M31S</meta:editing-duration>
    <meta:editing-cycles>1</meta:editing-cycles>
    <meta:document-statistic meta:table-count="1" meta:cell-count="202" meta:object-count="0"/>
    <meta:generator>LibreOffice/5.1.6.2$Linux_X86_64 LibreOffice_project/10m0$Build-2</meta:generator>
  </office:meta>
</office:document-meta>
</file>